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2">
      <style:paragraph-properties fo:margin-top="0in" fo:margin-bottom="0in" loext:contextual-spacing="false"/>
    </style:style>
    <style:style style:name="P12" style:family="paragraph" style:parent-style-name="Text_20_body" style:list-style-name="L3">
      <style:paragraph-properties fo:margin-top="0in" fo:margin-bottom="0in" loext:contextual-spacing="false"/>
    </style:style>
    <style:style style:name="P13" style:family="paragraph" style:parent-style-name="Text_20_body" style:list-style-name="L4">
      <style:paragraph-properties fo:margin-top="0in" fo:margin-bottom="0in" loext:contextual-spacing="false"/>
    </style:style>
    <style:style style:name="P14" style:family="paragraph" style:parent-style-name="Text_20_body" style:list-style-name="L5">
      <style:paragraph-properties fo:margin-top="0in" fo:margin-bottom="0in" loext:contextual-spacing="false"/>
    </style:style>
    <style:style style:name="P15" style:family="paragraph" style:parent-style-name="Text_20_body" style:list-style-name="L6">
      <style:paragraph-properties fo:margin-top="0in" fo:margin-bottom="0in" loext:contextual-spacing="false"/>
    </style:style>
    <style:style style:name="P16" style:family="paragraph" style:parent-style-name="Text_20_body" style:list-style-name="L7">
      <style:paragraph-properties fo:margin-top="0in" fo:margin-bottom="0in" loext:contextual-spacing="false"/>
    </style:style>
    <style:style style:name="P17" style:family="paragraph" style:parent-style-name="Text_20_body" style:list-style-name="L8">
      <style:paragraph-properties fo:margin-top="0in" fo:margin-bottom="0in" loext:contextual-spacing="false"/>
    </style:style>
    <style:style style:name="P18" style:family="paragraph" style:parent-style-name="Text_20_body" style:list-style-name="L9">
      <style:paragraph-properties fo:margin-top="0in" fo:margin-bottom="0in" loext:contextual-spacing="false"/>
    </style:style>
    <style:style style:name="P19" style:family="paragraph" style:parent-style-name="Text_20_body" style:list-style-name="L10">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Week 3 Homework: A High Stakes Investigation</text:h>
      <text:h text:style-name="Heading_20_3" text:outline-level="3"><text:bookmark text:name="user-content-scenario"/>Scenario</text:h>
      <text:p text:style-name="Text_20_body">You have just been hired by Lucky Duck Casino as a security analyst.</text:p>
      <text:list xml:id="list2827005906" text:style-name="L1">
        <text:list-item>
          <text:p text:style-name="P1">Lucky Duck has lost a significant amount of money on the roulette tables over the last month.</text:p>
        </text:list-item>
        <text:list-item>
          <text:p text:style-name="P1">The largest losses occurred on March 10, 12, and 15.</text:p>
        </text:list-item>
        <text:list-item>
          <text:p text:style-name="P1">Your manager believes there is a player working with a Lucky Duck dealer to steal money at the roulette tables.</text:p>
        </text:list-item>
        <text:list-item>
          <text:p text:style-name="P1">The casino has a large database with data on wins and losses, player analysis, and dealer schedules.</text:p>
        </text:list-item>
        <text:list-item>
          <text:p text:style-name="P1">You are tasked with navigating, modifying, and analyzing these data files to gather evidence on the rogue player and dealer.</text:p>
        </text:list-item>
        <text:list-item>
          <text:p text:style-name="P1">You will prepare several evidence files to assist the prosecution.</text:p>
        </text:list-item>
        <text:list-item>
          <text:p text:style-name="P1">You must work quickly as Lucky Duck can't afford any more losses.</text:p>
        </text:list-item>
      </text:list>
      <text:p text:style-name="Text_20_body">Lucky Duck Casino has provided you with the following files if required:</text:p>
      <text:list xml:id="list3148936647" text:style-name="L2">
        <text:list-item>
          <text:p text:style-name="P11"><text:a xlink:type="simple" xlink:href="../../../../../../../../University-of-Minnesota-Boot-Camp/uofm-virt-cyber-pt-06-2021-u-lol/-/blob/master/03-Terminal-and-Bash/homework/Resources/Roulette_Player_WinLoss_0310.zip" text:style-name="Internet_20_link" text:visited-style-name="Visited_20_Internet_20_Link">Roulette Player Data: Week of March 10</text:a> </text:p>
        </text:list-item>
        <text:list-item>
          <text:p text:style-name="P2"><text:a xlink:type="simple" xlink:href="../../../../../../../../University-of-Minnesota-Boot-Camp/uofm-virt-cyber-pt-06-2021-u-lol/-/blob/master/03-Terminal-and-Bash/homework/Resources/Dealer_Schedules_0310.zip" text:style-name="Internet_20_link" text:visited-style-name="Visited_20_Internet_20_Link">Employee Dealer Schedule: Week of March 10</text:a> </text:p>
        </text:list-item>
      </text:list>
      <text:p text:style-name="Text_20_body"><text:span text:style-name="Strong_20_Emphasis">Note</text:span>: The instructions ask you to set up the files using a <text:span text:style-name="Source_20_Text">wget</text:span> command, but the files are also provided in compressed zip format if the command does not work.</text:p>
      <text:h text:style-name="Heading_20_3" text:outline-level="3"><text:bookmark text:name="user-content-lab-environment"/>Lab Environment</text:h>
      <text:list xml:id="list638748354" text:style-name="L3">
        <text:list-item>
          <text:p text:style-name="P12">You will use your local Vagrant virtual machine for today's activities. Please note that instructors and students have different access credentials. </text:p>
          <text:list>
            <text:list-item>
              <text:p text:style-name="P12">Username: <text:span text:style-name="Source_20_Text">sysadmin</text:span> </text:p>
            </text:list-item>
            <text:list-item>
              <text:p text:style-name="P3">Password: <text:span text:style-name="Source_20_Text">cybersecurity</text:span> </text:p>
            </text:list-item>
          </text:list>
        </text:list-item>
      </text:list>
      <text:h text:style-name="Heading_20_3" text:outline-level="3"><text:bookmark text:name="user-content-instructions"/>Instructions</text:h>
      <text:p text:style-name="Text_20_body">Use your command-line skills to uncover the identities of the rogue casino player and dealer colluding to scam Lucky Duck out of thousands of dollars.</text:p>
      <text:p text:style-name="Text_20_body">After your investigation, you will provide a summary of your findings to the casino.</text:p>
      <text:h text:style-name="Heading_20_4" text:outline-level="4"><text:bookmark text:name="user-content-step-1-investigation-preparation"/>Step 1: Investigation Preparation</text:h>
      <text:p text:style-name="Text_20_body">Your first task is to set up directories to prepare for your investigation.</text:p>
      <text:list xml:id="list1878145434" text:style-name="L4">
        <text:list-item>
          <text:p text:style-name="P4">Begin by making a single directory titled <text:span text:style-name="Source_20_Text">Lucky_Duck_Investigations</text:span>.</text:p>
        </text:list-item>
        <text:list-item>
          <text:p text:style-name="P4"><text:soft-page-break/>In this directory, create a directory for this specific investigation titled <text:span text:style-name="Source_20_Text">Roulette_Loss_Investigation</text:span>.</text:p>
        </text:list-item>
        <text:list-item>
          <text:p text:style-name="P4">In <text:span text:style-name="Source_20_Text">Roulette_Loss_Investigation</text:span>, create the following directories:</text:p>
          <text:list>
            <text:list-item>
              <text:p text:style-name="P13"><text:span text:style-name="Source_20_Text">Player_Analysis</text:span> to investigate the casino player. </text:p>
            </text:list-item>
            <text:list-item>
              <text:p text:style-name="P13"><text:span text:style-name="Source_20_Text">Dealer_Analysis</text:span> to investigate the dealers. </text:p>
            </text:list-item>
            <text:list-item>
              <text:p text:style-name="P13"><text:span text:style-name="Source_20_Text">Player_Dealer_Correlation</text:span> to summarize your findings of the collusion. </text:p>
            </text:list-item>
          </text:list>
        </text:list-item>
        <text:list-item>
          <text:p text:style-name="P4">Create empty files called <text:span text:style-name="Source_20_Text">Notes_&lt;Directory Name&gt;</text:span> under each subdirectory to store investigation notes.</text:p>
          <text:list>
            <text:list-item>
              <text:p text:style-name="P4">For example: <text:span text:style-name="Source_20_Text">Notes_Player_Analysis</text:span> </text:p>
            </text:list-item>
          </text:list>
        </text:list-item>
      </text:list>
      <text:h text:style-name="Heading_20_4" text:outline-level="4"><text:bookmark text:name="user-content-step-2-gathering-evidence"/>Step 2: Gathering Evidence</text:h>
      <text:p text:style-name="Text_20_body">Your next task is to move evidence from the specific days that Lucky Duck experienced heavy losses at the roulette tables.</text:p>
      <text:list xml:id="list1484419388" text:style-name="L5">
        <text:list-item>
          <text:p text:style-name="P5">Navigate to the directory where you created the <text:span text:style-name="Source_20_Text">Lucky_Duck_Investigations</text:span> directory and run the following command to set up the evidence files:</text:p>
          <text:list>
            <text:list-item>
              <text:p text:style-name="P5"><text:span text:style-name="Source_20_Text">wget "https://tinyurl.com/3-HW-setup-evidence" &amp;&amp; chmod +x ./3-HW-setup-evidence &amp;&amp; ./3-HW-setup-evidence</text:span> </text:p>
            </text:list-item>
          </text:list>
          <text:p text:style-name="P5">After running this command your current directory should have the following subdirectories:</text:p>
          <text:list text:continue-numbering="true">
            <text:list-item>
              <text:p text:style-name="P14"><text:span text:style-name="Source_20_Text">Dealer_Schedules_0310</text:span>: Contains the dealer schedules. </text:p>
            </text:list-item>
            <text:list-item>
              <text:p text:style-name="P14"><text:span text:style-name="Source_20_Text">Lucky_Duck_Investigations</text:span>: Contains the investigation directories and notes files you created. </text:p>
            </text:list-item>
            <text:list-item>
              <text:p text:style-name="P14"><text:span text:style-name="Source_20_Text">Roulette_Player_WinLoss_0310</text:span>: Contains the data for player wins and losses. </text:p>
            </text:list-item>
          </text:list>
        </text:list-item>
        <text:list-item>
          <text:p text:style-name="P5">The <text:span text:style-name="Source_20_Text">Dealer_Schedules_0310</text:span> and <text:span text:style-name="Source_20_Text">Roulette_Player_WinLoss_0310</text:span> directories contain the dealer schedules and win/loss player data from the roulette tables during the week of March 10.</text:p>
          <text:list>
            <text:list-item>
              <text:p text:style-name="P5">Since the losses occurred on March 10, 12, and 15, move the schedules for those days into the directory <text:span text:style-name="Source_20_Text">Dealer_Analysis</text:span>.</text:p>
            </text:list-item>
            <text:list-item>
              <text:p text:style-name="P5">Move the files for those days into the directory <text:span text:style-name="Source_20_Text">Player_Analysis</text:span>.</text:p>
            </text:list-item>
          </text:list>
        </text:list-item>
      </text:list>
      <text:h text:style-name="Heading_20_4" text:outline-level="4"><text:bookmark text:name="user-content-step-3-correlating-the-evidence"/>Step 3: Correlating the Evidence</text:h>
      <text:p text:style-name="Text_20_body">Your next task is to correlate the large losses from the roulette tables with the dealer schedule. This will help you determine which dealer and player are colluding to steal money from Lucky Duck.</text:p>
      <text:p text:style-name="Text_20_body"><text:span text:style-name="Strong_20_Emphasis">Note:</text:span> Winnings for Lucky Duck Casino are indicated with a positive number and losses are indicated with a negative number.</text:p>
      <text:p text:style-name="Text_20_body">Complete the player analysis.</text:p>
      <text:list xml:id="list1765927407" text:style-name="L6">
        <text:list-item>
          <text:p text:style-name="P6"><text:soft-page-break/>Navigate to the <text:span text:style-name="Source_20_Text">Player_Analysis</text:span> directory.</text:p>
        </text:list-item>
        <text:list-item>
          <text:p text:style-name="P6">Use <text:span text:style-name="Source_20_Text">grep</text:span> to isolate all of the losses that occurred on March 10, 12, and 15.</text:p>
        </text:list-item>
        <text:list-item>
          <text:p text:style-name="P6">Place those results in a file called <text:span text:style-name="Source_20_Text">Roulette_Losses</text:span>.</text:p>
        </text:list-item>
        <text:list-item>
          <text:p text:style-name="P6">Preview the file <text:span text:style-name="Source_20_Text">Roulette_Losses</text:span> and analyze the data.</text:p>
          <text:list>
            <text:list-item>
              <text:p text:style-name="P6">Record in the <text:span text:style-name="Source_20_Text">Notes_Player_Analysis</text:span> file:</text:p>
              <text:list>
                <text:list-item>
                  <text:p text:style-name="P15">The times the losses occurred on each day. </text:p>
                </text:list-item>
                <text:list-item>
                  <text:p text:style-name="P15">If there is a certain player that was playing during each of those times. </text:p>
                </text:list-item>
                <text:list-item>
                  <text:p text:style-name="P15">The total count of times this player was playing. </text:p>
                  <text:list>
                    <text:list-item>
                      <text:p text:style-name="P6"><text:span text:style-name="Strong_20_Emphasis">Hint:</text:span> Use the <text:span text:style-name="Source_20_Text">wc</text:span> command to find this value. </text:p>
                    </text:list-item>
                  </text:list>
                </text:list-item>
              </text:list>
            </text:list-item>
          </text:list>
        </text:list-item>
      </text:list>
      <text:p text:style-name="Text_20_body">Complete the dealer analysis.</text:p>
      <text:list xml:id="list3678974176" text:style-name="L7">
        <text:list-item>
          <text:p text:style-name="P7">Navigate to the <text:span text:style-name="Source_20_Text">Dealer_Analysis</text:span> directory.</text:p>
        </text:list-item>
        <text:list-item>
          <text:p text:style-name="P7">This file contains the dealer schedules for the various Lucky Duck casino games: Blackjack, Roulette, and Texas Hold 'Em.</text:p>
          <text:list>
            <text:list-item>
              <text:p text:style-name="P16">Preview the schedule to view the format and to understand how the data is separated. </text:p>
            </text:list-item>
          </text:list>
        </text:list-item>
        <text:list-item>
          <text:p text:style-name="P7">Using your findings from the player analysis, create a separate script to look at each day and time that you determined losses occurred. Use <text:span text:style-name="Source_20_Text">awk</text:span>, <text:span text:style-name="Source_20_Text">pipes</text:span>, and <text:span text:style-name="Source_20_Text">grep</text:span> to isolate out the following four fields:</text:p>
          <text:list>
            <text:list-item>
              <text:p text:style-name="P16">Time </text:p>
            </text:list-item>
            <text:list-item>
              <text:p text:style-name="P16">a.m./p.m. </text:p>
            </text:list-item>
            <text:list-item>
              <text:p text:style-name="P16">First name of roulette dealer </text:p>
            </text:list-item>
            <text:list-item>
              <text:p text:style-name="P7">Last name of roulette dealer </text:p>
            </text:list-item>
          </text:list>
          <text:p text:style-name="P7">For example, if a loss occurred on March 10 at 2 p.m., you would write one script to find the roulette dealer who was working at that specific day and time.</text:p>
          <text:list text:continue-numbering="true">
            <text:list-item>
              <text:p text:style-name="P16"><text:span text:style-name="Strong_20_Emphasis">Hint:</text:span> You will have many scripts, but only a small change is required for each script. </text:p>
            </text:list-item>
          </text:list>
        </text:list-item>
        <text:list-item>
          <text:p text:style-name="P7">Run all of the scripts and append those results to a file called <text:span text:style-name="Source_20_Text">Dealers_working_during_losses</text:span>.</text:p>
        </text:list-item>
        <text:list-item>
          <text:p text:style-name="P7">Preview your file <text:span text:style-name="Source_20_Text">Dealers_working_during_losses</text:span> and analyze the data.</text:p>
          <text:list>
            <text:list-item>
              <text:p text:style-name="P7">Record in the <text:span text:style-name="Source_20_Text">Notes_Dealer_Analysis</text:span> file:</text:p>
              <text:list>
                <text:list-item>
                  <text:p text:style-name="P7">The primary dealer working at the times where losses occurred.</text:p>
                </text:list-item>
                <text:list-item>
                  <text:p text:style-name="P7">How many times the dealer worked when major losses occurred.</text:p>
                </text:list-item>
              </text:list>
            </text:list-item>
          </text:list>
        </text:list-item>
        <text:list-item>
          <text:p text:style-name="P7">Complete the player/employee correlation.</text:p>
          <text:list>
            <text:list-item>
              <text:p text:style-name="P7"><text:soft-page-break/>In the notes file of the <text:span text:style-name="Source_20_Text">Player_Dealer_Correlation</text:span> directory, add a summary of your findings noting the player and dealer you believe are colluding to scam Lucky Duck.</text:p>
            </text:list-item>
            <text:list-item>
              <text:p text:style-name="P7">Make sure to document your specific reasons for this finding.</text:p>
            </text:list-item>
          </text:list>
        </text:list-item>
      </text:list>
      <text:h text:style-name="Heading_20_4" text:outline-level="4"><text:bookmark text:name="user-content-step-4-scripting-your-tasks"/>Step 4: Scripting Your Tasks</text:h>
      <text:p text:style-name="Text_20_body">You manager is impressed with the work you have done so far on the investigation.</text:p>
      <text:p text:style-name="Text_20_body">They tasked you with building a shell script that can easily analyze future employee schedules. They will use this to determine which employee was working at a specific time in the case of future losses.</text:p>
      <text:p text:style-name="Text_20_body">Complete the following tasks:</text:p>
      <text:list xml:id="list463306620" text:style-name="L8">
        <text:list-item>
          <text:p text:style-name="P8">Remain in the <text:span text:style-name="Source_20_Text">Dealer_Analysis</text:span> directory. Develop a shell script called <text:span text:style-name="Source_20_Text">roulette_dealer_finder_by_time.sh</text:span> that can analyze the employee schedule to easily find the roulette dealer at a specific time.</text:p>
          <text:p text:style-name="P8"><text:span text:style-name="Strong_20_Emphasis">Hint:</text:span> You will be using a script similar to the one you created for the dealer analysis step, but you will not output the results into a file.</text:p>
          <text:list>
            <text:list-item>
              <text:p text:style-name="P17">Design the shell script to accept the following two arguments: </text:p>
              <text:list>
                <text:list-item>
                  <text:p text:style-name="P17">One for the date (four digits) </text:p>
                </text:list-item>
                <text:list-item>
                  <text:p text:style-name="P8">One for the time </text:p>
                </text:list-item>
              </text:list>
            </text:list-item>
          </text:list>
          <text:p text:style-name="P8"><text:span text:style-name="Strong_20_Emphasis">Note:</text:span> The argument should be able to accept a.m. or p.m.</text:p>
        </text:list-item>
        <text:list-item>
          <text:p text:style-name="P8">Test your script on the schedules to confirm it outputs the correct dealer at the time specified.</text:p>
        </text:list-item>
      </text:list>
      <text:h text:style-name="Heading_20_4" text:outline-level="4"><text:bookmark text:name="user-content-bonus"/>Bonus</text:h>
      <text:list xml:id="list3005095853" text:style-name="L9">
        <text:list-item>
          <text:p text:style-name="P9">In case there is future fraud on the other Lucky Duck games, create a shell script called <text:span text:style-name="Source_20_Text">roulette_dealer_finder_by_time_and_game.sh</text:span> that has the three following arguments:</text:p>
          <text:list>
            <text:list-item>
              <text:p text:style-name="P18">Specific time </text:p>
            </text:list-item>
            <text:list-item>
              <text:p text:style-name="P18">Specific date </text:p>
            </text:list-item>
            <text:list-item>
              <text:p text:style-name="P9">Casino game being played </text:p>
            </text:list-item>
          </text:list>
          <text:p text:style-name="P9"><text:span text:style-name="Strong_20_Emphasis">Hint:</text:span> The argument does not need to name the specific casino game.</text:p>
        </text:list-item>
      </text:list>
      <text:h text:style-name="Heading_20_3" text:outline-level="3"><text:bookmark text:name="user-content-submission-guidelines"/>Submission Guidelines</text:h>
      <text:list xml:id="list2396457995" text:style-name="L10">
        <text:list-item>
          <text:p text:style-name="P10">Move the following to the <text:span text:style-name="Source_20_Text">Player_Dealer_Correlation</text:span> directory:</text:p>
          <text:list>
            <text:list-item>
              <text:p text:style-name="P19">All note files </text:p>
            </text:list-item>
            <text:list-item>
              <text:p text:style-name="P19">Evidence files: </text:p>
              <text:list>
                <text:list-item>
                  <text:p text:style-name="P19"><text:span text:style-name="Source_20_Text">Roulette_Losses</text:span> </text:p>
                </text:list-item>
                <text:list-item>
                  <text:p text:style-name="P19"><text:soft-page-break/><text:span text:style-name="Source_20_Text">Dealers_working_during_losses</text:span> </text:p>
                </text:list-item>
              </text:list>
            </text:list-item>
            <text:list-item>
              <text:p text:style-name="P19">Shell script(s) </text:p>
            </text:list-item>
          </text:list>
        </text:list-item>
        <text:list-item>
          <text:p text:style-name="P10">Compress the <text:span text:style-name="Source_20_Text">Player_Dealer_Correlation</text:span> folder to a zip file and submit it.</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14T12:30:27.816000000</meta:creation-date>
    <dc:date>2021-08-14T12:31:15.599000000</dc:date>
    <meta:editing-duration>PT48S</meta:editing-duration>
    <meta:editing-cycles>1</meta:editing-cycles>
    <meta:document-statistic meta:table-count="0" meta:image-count="0" meta:object-count="0" meta:page-count="5" meta:paragraph-count="99" meta:word-count="1148" meta:character-count="7052" meta:non-whitespace-character-count="6040"/>
    <meta:generator>LibreOffice/5.4.2.2$Windows_X86_64 LibreOffice_project/22b09f6418e8c2d508a9eaf86b2399209b0990f4</meta:generator>
  </office:meta>
</office:document-meta>
</file>